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req_overlap" table:style-name="ta1">
        <table:shapes>
          <draw:frame draw:z-index="0" draw:style-name="gr1" draw:text-style-name="P1" svg:width="4.1126in" svg:height="3.2858in" svg:x="6.2209in" svg:y="1.5661in">
            <draw:object draw:notify-on-update-of-ranges="prereq_overlap.C2:prereq_overlap.C6 prereq_overlap.D1:prereq_overlap.D1 prereq_overlap.D2:prereq_overlap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course id</text:p>
          </table:table-cell>
          <table:table-cell table:style-name="ce1" office:value-type="string" calcext:value-type="string">
            <text:p>overlap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" table:formula="of:=FREQUENCY([.B2:.B272];[.C2:.C5])" office:value-type="float" office:value="138" calcext:value-type="float">
            <text:p>138</text:p>
          </table:table-cell>
          <table:table-cell table:number-columns-repeated="2"/>
          <table:table-cell table:style-name="ce1" office:value-type="string" calcext:value-type="string">
            <text:p>no prereqs: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1" office:value-type="string" calcext:value-type="string">
            <text:p>prereqs: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3:19:47.490484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3:31:53.746498092</dc:date>
    <dc:creator>Michel Rouly</dc:creator>
    <meta:editing-duration>P4DT10H27M6S</meta:editing-duration>
    <meta:editing-cycles>2</meta:editing-cycles>
    <meta:generator>LibreOffice/4.3.6.2$Linux_X86_64 LibreOffice_project/430m0$Build-2</meta:generator>
    <meta:document-statistic meta:table-count="1" meta:cell-count="5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47cm" svg:height="8.347cm" xlink:href=".." xlink:type="simple" chart:class="chart:bar" chart:style-name="ch1">
        <chart:title svg:x="2.626cm" svg:y="0.302cm" chart:style-name="ch2">
          <text:p>Prerequisite Topic Overlap</text:p>
        </chart:title>
        <chart:subtitle svg:x="2.494cm" svg:y="1.247cm" chart:style-name="ch3">
          <text:p>Number of topics in overlap set</text:p>
        </chart:subtitle>
        <chart:plot-area chart:style-name="ch4" table:cell-range-address="prereq_overlap.C1:prereq_overlap.D6" chart:data-source-has-labels="both" svg:x="1.219cm" svg:y="2.096cm" svg:width="9.02cm" svg:height="5.104cm">
          <chartooo:coordinate-region svg:x="2.026cm" svg:y="2.295cm" svg:width="8.213cm" svg:height="4.258cm"/>
          <chart:axis chart:dimension="x" chart:name="primary-x" chart:style-name="ch5" chartooo:axis-type="auto">
            <chartooo:date-scale/>
            <chart:title svg:x="4.428cm" svg:y="7.366cm" chart:style-name="ch6">
              <text:p>Number of topics</text:p>
            </chart:title>
            <chart:categories table:cell-range-address="prereq_overlap.C2:prereq_overlap.C6"/>
          </chart:axis>
          <chart:axis chart:dimension="y" chart:name="primary-y" chart:style-name="ch7">
            <chart:title svg:x="0.451cm" svg:y="6.452cm" chart:style-name="ch8">
              <text:p>Frequency of Occurence</text:p>
            </chart:title>
            <chart:grid chart:style-name="ch9" chart:class="major"/>
          </chart:axis>
          <chart:series chart:style-name="ch10" chart:values-cell-range-address="prereq_overlap.D2:prereq_overlap.D6" chart:label-cell-address="prereq_overlap.D1:prereq_overlap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prereq_overlap.D1:prereq_overlap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rereq_overlap.C2:prereq_overlap.C6</svg:desc>
                </draw:g>
              </table:table-cell>
              <table:table-cell office:value-type="float" office:value="138">
                <text:p>138</text:p>
                <draw:g>
                  <svg:desc>prereq_overlap.D2:prereq_overlap.D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